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12000001157E8626EE.eps" manifest:media-type=""/>
  <manifest:file-entry manifest:full-path="Pictures/20000001000000CC00000129F4ED7D24.svm" manifest:media-type=""/>
  <manifest:file-entry manifest:full-path="Pictures/200000010000027A000000FAF273B888.svm" manifest:media-type=""/>
  <manifest:file-entry manifest:full-path="Pictures/2000000100000287000000FE36094E4B.svm" manifest:media-type=""/>
  <manifest:file-entry manifest:full-path="Pictures/20000001000003FB00000142BA0ACE98.svm" manifest:media-type=""/>
  <manifest:file-entry manifest:full-path="Pictures/200000010000026E0000012D2B1C45BB.svm" manifest:media-type=""/>
  <manifest:file-entry manifest:full-path="Pictures/200000010000016400000135A0B92CFB.svm" manifest:media-type=""/>
  <manifest:file-entry manifest:full-path="Pictures/200000010000028F000000F60E112537.svm" manifest:media-type=""/>
  <manifest:file-entry manifest:full-path="Pictures/200000010000084D0000015FF6DE62B2.svm" manifest:media-type=""/>
  <manifest:file-entry manifest:full-path="Pictures/2000000100000287000000F61DFF7E19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10000016400000135C081B7AE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4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beta=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{CQ}=\SI{0.5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288cm" svg:height="3.809cm" svg:x="2.739cm" svg:y="0.761cm">
          <draw:image xlink:href="Pictures/2000000200000212000001157E8626EE.eps" xlink:type="simple" xlink:show="embed" xlink:actuate="onLoad">
            <text:p/>
          </draw:image>
        </draw:frame>
        <draw:frame draw:style-name="gr2" draw:text-style-name="P1" draw:layer="layout" svg:width="0.739cm" svg:height="0.365cm" svg:x="5.875cm" svg:y="0.33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3.985cm" svg:y="3.669cm">
          <draw:image xlink:href="Pictures/200000010000026E0000012D2B1C45BB.svm" xlink:type="simple" xlink:show="embed" xlink:actuate="onLoad">
            <text:p/>
          </draw:image>
        </draw:frame>
        <draw:frame draw:style-name="gr4" draw:text-style-name="P1" draw:layer="layout" svg:width="0.244cm" svg:height="0.355cm" svg:x="2.608cm" svg:y="3.412cm">
          <draw:image xlink:href="Pictures/20000001000000CC00000129F4ED7D24.svm" xlink:type="simple" xlink:show="embed" xlink:actuate="onLoad">
            <text:p/>
          </draw:image>
        </draw:frame>
        <draw:frame draw:style-name="gr5" draw:text-style-name="P1" draw:layer="layout" svg:width="0.349cm" svg:height="0.349cm" svg:x="10.4cm" svg:y="2.342cm">
          <draw:image xlink:href="Pictures/200000010000012400000124B71AD160.svm" xlink:type="simple" xlink:show="embed" xlink:actuate="onLoad">
            <text:p/>
          </draw:image>
        </draw:frame>
        <draw:line draw:style-name="gr6" draw:text-style-name="P1" draw:layer="layout" svg:x1="10.158cm" svg:y1="2.313cm" svg:x2="10.158cm" svg:y2="2.942cm">
          <text:p/>
        </draw:line>
        <draw:frame draw:style-name="gr7" draw:text-style-name="P1" draw:layer="layout" svg:width="0.426cm" svg:height="0.37cm" svg:x="7.698cm" svg:y="1.462cm">
          <draw:image xlink:href="Pictures/200000010000016400000135A0B92CFB.svm" xlink:type="simple" xlink:show="embed" xlink:actuate="onLoad">
            <text:p/>
          </draw:image>
        </draw:frame>
        <draw:frame draw:style-name="gr8" draw:text-style-name="P1" draw:layer="layout" svg:width="0.426cm" svg:height="0.37cm" svg:x="8.309cm" svg:y="3.423cm">
          <draw:image xlink:href="Pictures/200000010000016400000135C081B7AE.svm" xlink:type="simple" xlink:show="embed" xlink:actuate="onLoad">
            <text:p/>
          </draw:image>
        </draw:frame>
        <draw:frame draw:style-name="gr9" draw:text-style-name="P1" draw:layer="layout" svg:width="0.785cm" svg:height="0.294cm" svg:x="5.292cm" svg:y="1.535cm">
          <draw:image xlink:href="Pictures/200000010000028F000000F60E112537.svm" xlink:type="simple" xlink:show="embed" xlink:actuate="onLoad">
            <text:p/>
          </draw:image>
        </draw:frame>
        <draw:frame draw:style-name="gr10" draw:text-style-name="P1" draw:layer="layout" svg:width="0.775cm" svg:height="0.294cm" svg:x="6.476cm" svg:y="3.459cm">
          <draw:image xlink:href="Pictures/2000000100000287000000F61DFF7E19.svm" xlink:type="simple" xlink:show="embed" xlink:actuate="onLoad">
            <text:p/>
          </draw:image>
        </draw:frame>
        <draw:frame draw:style-name="gr11" draw:text-style-name="P1" draw:layer="layout" svg:width="0.76cm" svg:height="0.299cm" svg:x="10.084cm" svg:y="3.404cm">
          <draw:image xlink:href="Pictures/200000010000027A000000FAF273B888.svm" xlink:type="simple" xlink:show="embed" xlink:actuate="onLoad">
            <text:p/>
          </draw:image>
        </draw:frame>
        <draw:frame draw:style-name="gr12" draw:text-style-name="P1" draw:layer="layout" svg:width="0.775cm" svg:height="0.304cm" svg:x="4.108cm" svg:y="2.867cm">
          <draw:image xlink:href="Pictures/2000000100000287000000FE36094E4B.svm" xlink:type="simple" xlink:show="embed" xlink:actuate="onLoad">
            <text:p/>
          </draw:image>
        </draw:frame>
        <draw:frame draw:style-name="gr13" draw:text-style-name="P1" draw:layer="layout" svg:width="1.222cm" svg:height="0.385cm" svg:x="10.019cm" svg:y="0.659cm">
          <draw:image xlink:href="Pictures/20000001000003FB00000142BA0ACE98.svm" xlink:type="simple" xlink:show="embed" xlink:actuate="onLoad">
            <text:p/>
          </draw:image>
        </draw:frame>
        <draw:frame draw:style-name="gr14" draw:text-style-name="P1" draw:layer="layout" svg:width="2.549cm" svg:height="0.42cm" svg:x="9.559cm" svg:y="1.252cm">
          <draw:image xlink:href="Pictures/200000010000084D0000015FF6DE62B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0T15:30:01</meta:creation-date>
    <meta:editing-duration>PT7M4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7-10T15:37:02</dc:date>
    <dc:creator>kkk </dc:creator>
    <meta:document-statistic meta:object-count="14"/>
    <meta:template xlink:type="simple" xlink:actuate="onRequest" xlink:title="kkkFigures" xlink:href="../../../../../.libreoffice/3/user/template/kkkFigures.otg" meta:date="2014-07-10T15:29:59"/>
  </office:meta>
</office:document-meta>
</file>